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ubik" svg:font-family="Rubik" style:font-family-generic="roman" svg:panose-1="0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 fo:margin-top="0.0694in" fo:margin-bottom="0.0694in" fo:line-height="100%"/>
    </style:style>
    <style:style style:name="T2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3" style:parent-style-name="Absatz-Standardschriftart" style:family="text"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4" style:parent-style-name="Standard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5" style:parent-style-name="Standard" style:list-style-name="LFO1" style:family="paragraph">
      <style:paragraph-properties fo:margin-top="0.0694in" fo:margin-bottom="0.0694in" fo:line-height="100%"/>
    </style:style>
    <style:style style:name="T6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7" style:parent-style-name="Absatz-Standardschriftart" style:family="text"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8" style:parent-style-name="Absatz-Standardschriftart" style:family="text"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9" style:parent-style-name="Absatz-Standardschriftart" style:family="text"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10" style:parent-style-name="Standard" style:family="paragraph">
      <style:paragraph-properties fo:margin-top="0.0694in" fo:margin-bottom="0.0694in" fo:line-height="100%"/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11" style:parent-style-name="Standard" style:list-style-name="LFO1" style:family="paragraph">
      <style:paragraph-properties fo:margin-top="0.0694in" fo:margin-bottom="0.0694in" fo:line-height="100%"/>
    </style:style>
    <style:style style:name="T12" style:parent-style-name="Absatz-Standardschriftart" style:family="text">
      <style:text-properties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3" style:parent-style-name="Absatz-Standardschriftart" style:family="text"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8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0" style:parent-style-name="notion-enable-hover" style:family="text">
      <style:text-properties style:font-name-complex="Calibri" fo:font-weight="bold" style:font-weight-asian="bold" style:font-weight-complex="bold" fo:color="#EB5757" fo:font-size="14pt" style:font-size-asian="14pt" style:font-size-complex="14pt"/>
    </style:style>
    <style:style style:name="T21" style:parent-style-name="notion-enable-hover" style:family="text">
      <style:text-properties style:font-name-complex="Calibri" fo:font-weight="bold" style:font-weight-asian="bold" style:font-weight-complex="bold" fo:color="#EB5757" fo:font-size="14pt" style:font-size-asian="14pt" style:font-size-complex="14pt" fo:language="ru" fo:country="RU"/>
    </style:style>
    <style:style style:name="T22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2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9" style:parent-style-name="Standard" style:family="paragraph">
      <style:paragraph-properties fo:margin-top="0.0694in" fo:margin-bottom="0.0694in" fo:line-height="100%"/>
    </style:style>
    <style:style style:name="P30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31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32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3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3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3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9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 fo:hyphenate="true"/>
    </style:style>
    <style:style style:name="P40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41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2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4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6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7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9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0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/>
    </style:style>
    <style:style style:name="P51" style:parent-style-name="Standard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 fo:hyphenate="true"/>
    </style:style>
    <style:style style:name="P52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5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5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5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5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5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en" fo:country="GB" style:language-asian="de" style:country-asian="DE"/>
    </style:style>
    <style:style style:name="T6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6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6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7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7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7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7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7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7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76" style:parent-style-name="Absatz-Standardschriftart" style:family="text">
      <style:text-properties style:font-name="Rubik" fo:color="#FFFFFF" fo:font-size="13pt" style:font-size-asian="13pt" style:font-size-complex="13pt" fo:background-color="#FFFFFF" fo:language="ru" fo:country="RU"/>
    </style:style>
    <style:style style:name="T77" style:parent-style-name="Absatz-Standardschriftart" style:family="text">
      <style:text-properties style:font-name="Rubik" fo:color="#FFFFFF" fo:font-size="13pt" style:font-size-asian="13pt" style:font-size-complex="13pt" fo:background-color="#FFFFFF"/>
    </style:style>
    <style:style style:name="T78" style:parent-style-name="Absatz-Standardschriftart" style:family="text">
      <style:text-properties style:font-name="Rubik" fo:color="#FFFFFF" fo:font-size="13pt" style:font-size-asian="13pt" style:font-size-complex="13pt" fo:background-color="#FFFFFF" fo:language="ru" fo:country="RU"/>
    </style:style>
    <style:style style:name="T79" style:parent-style-name="Absatz-Standardschriftart" style:family="text">
      <style:text-properties style:font-name="Rubik" fo:color="#FFFFFF" fo:font-size="13pt" style:font-size-asian="13pt" style:font-size-complex="13pt" fo:background-color="#FFFFFF"/>
    </style:style>
    <style:style style:name="T80" style:parent-style-name="Absatz-Standardschriftart" style:family="text">
      <style:text-properties style:font-name="Rubik" fo:color="#FFFFFF" fo:font-size="13pt" style:font-size-asian="13pt" style:font-size-complex="13pt" fo:background-color="#FFFFFF" fo:language="ru" fo:country="RU"/>
    </style:style>
    <style:style style:name="T81" style:parent-style-name="Absatz-Standardschriftart" style:family="text">
      <style:text-properties style:font-name="Rubik" fo:color="#FFFFFF" fo:font-size="13pt" style:font-size-asian="13pt" style:font-size-complex="13pt" fo:background-color="#FFFFFF"/>
    </style:style>
    <style:style style:name="T82" style:parent-style-name="Absatz-Standardschriftart" style:family="text">
      <style:text-properties style:font-name="Rubik" fo:color="#FFFFFF" fo:font-size="13pt" style:font-size-asian="13pt" style:font-size-complex="13pt" fo:background-color="#FFFFFF" fo:language="ru" fo:country="RU"/>
    </style:style>
    <style:style style:name="T83" style:parent-style-name="Absatz-Standardschriftart" style:family="text">
      <style:text-properties style:font-name="Rubik" fo:color="#FFFFFF" fo:font-size="13pt" style:font-size-asian="13pt" style:font-size-complex="13pt" fo:background-color="#FFFFFF"/>
    </style:style>
    <style:style style:name="P84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85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86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87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88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89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90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9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9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9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9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9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96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 fo:hyphenate="true"/>
    </style:style>
    <style:style style:name="P97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98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99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100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01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02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0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0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05" style:parent-style-name="Absatz-Standardschriftart" style:family="text">
      <style:text-properties style:font-name="Segoe UI" style:font-name-complex="Segoe UI" fo:color="#1B1B1B" fo:background-color="#FFFFFF" fo:language="ru" fo:country="RU"/>
    </style:style>
    <style:style style:name="T10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0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0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0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10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 fo:language="ru" fo:country="RU"/>
    </style:style>
    <style:style style:name="T111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/>
    </style:style>
    <style:style style:name="T112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 fo:language="ru" fo:country="RU"/>
    </style:style>
    <style:style style:name="T113" style:parent-style-name="Absatz-Standardschriftart" style:family="text">
      <style:text-properties style:font-name="Segoe UI" style:font-name-complex="Segoe UI" fo:color="#1B1B1B" fo:background-color="#FFFFFF" fo:language="ru" fo:country="RU"/>
    </style:style>
    <style:style style:name="T114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 fo:language="ru" fo:country="RU"/>
    </style:style>
    <style:style style:name="T115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/>
    </style:style>
    <style:style style:name="T116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 fo:language="ru" fo:country="RU"/>
    </style:style>
    <style:style style:name="T117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/>
    </style:style>
    <style:style style:name="T118" style:parent-style-name="Absatz-Standardschriftart" style:family="text">
      <style:text-properties style:font-name="Calibri" style:font-name-complex="Calibri" fo:font-weight="bold" style:font-weight-asian="bold" style:font-weight-complex="bold" fo:color="#1B1B1B" fo:font-size="14pt" style:font-size-asian="14pt" style:font-size-complex="14pt" fo:background-color="#FFFFFF" fo:language="ru" fo:country="RU"/>
    </style:style>
    <style:style style:name="P119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 fo:hyphenate="true"/>
    </style:style>
    <style:style style:name="P120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121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22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12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12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125" style:parent-style-name="Listenabsatz" style:family="paragraph">
      <style:paragraph-properties style:vertical-align="auto" fo:margin-top="0.0694in" fo:margin-bottom="0.0694in" fo:line-height="100%"/>
      <style:text-properties fo:hyphenate="true"/>
    </style:style>
    <style:style style:name="T12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2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2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2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3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3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3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3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3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135" style:parent-style-name="Standard" style:family="paragraph">
      <style:paragraph-properties style:vertical-align="auto" fo:margin-bottom="0in" fo:line-height="100%" fo:margin-left="0.25in">
        <style:tab-stops/>
      </style:paragraph-properties>
      <style:text-properties fo:hyphenate="true"/>
    </style:style>
    <style:style style:name="T13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3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3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3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4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4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4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143" style:parent-style-name="Standard" style:family="paragraph">
      <style:paragraph-properties style:vertical-align="auto" fo:margin-bottom="0in" fo:line-height="100%" fo:margin-left="0.25in">
        <style:tab-stops/>
      </style:paragraph-properties>
      <style:text-properties fo:hyphenate="true"/>
    </style:style>
    <style:style style:name="T14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4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4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4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4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4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5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5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5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5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154" style:parent-style-name="Standard" style:family="paragraph">
      <style:paragraph-properties style:vertical-align="auto" fo:margin-bottom="0in" fo:line-height="100%" fo:margin-left="0.25in">
        <style:tab-stops/>
      </style:paragraph-properties>
      <style:text-properties fo:hyphenate="true"/>
    </style:style>
    <style:style style:name="T15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5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5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5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5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6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6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6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6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6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6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6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6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6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6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7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7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7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7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7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7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7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177" style:parent-style-name="Standard" style:family="paragraph">
      <style:paragraph-properties style:vertical-align="auto" fo:margin-bottom="0in" fo:line-height="100%" fo:margin-left="0.25in">
        <style:tab-stops/>
      </style:paragraph-properties>
      <style:text-properties fo:hyphenate="true"/>
    </style:style>
    <style:style style:name="T17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7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8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8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8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8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8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8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8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8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8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8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9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9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9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9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9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9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9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9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19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19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0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0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0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0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0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0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206" style:parent-style-name="Standard" style:family="paragraph">
      <style:paragraph-properties style:vertical-align="auto" fo:margin-bottom="0in" fo:line-height="100%" fo:margin-left="0.2958in">
        <style:tab-stops/>
      </style:paragraph-properties>
      <style:text-properties fo:hyphenate="true"/>
    </style:style>
    <style:style style:name="T20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0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0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1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1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1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1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1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1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1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1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1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1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2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2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2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2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2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2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2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2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2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2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3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3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3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3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3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235" style:parent-style-name="Standard" style:family="paragraph">
      <style:paragraph-properties style:vertical-align="auto" fo:margin-bottom="0in" fo:line-height="100%" fo:margin-left="0.3937in">
        <style:tab-stops/>
      </style:paragraph-properties>
      <style:text-properties fo:hyphenate="true"/>
    </style:style>
    <style:style style:name="T23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3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3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3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4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4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4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4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4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4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4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4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4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4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5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5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5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5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5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5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5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5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5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5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6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6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6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6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6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6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266" style:parent-style-name="Standard" style:family="paragraph">
      <style:paragraph-properties style:vertical-align="auto" fo:margin-bottom="0in" fo:line-height="100%" fo:margin-left="0.2958in">
        <style:tab-stops/>
      </style:paragraph-properties>
      <style:text-properties fo:hyphenate="true"/>
    </style:style>
    <style:style style:name="T26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6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6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7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7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7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7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7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7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7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7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 style:language-asian="de" style:country-asian="DE"/>
    </style:style>
    <style:style style:name="T27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7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8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8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 style:language-asian="de" style:country-asian="DE"/>
    </style:style>
    <style:style style:name="T28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8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8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8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8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8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8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8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9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9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9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9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9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9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9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9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29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29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0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0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0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0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04" style:parent-style-name="Standard" style:family="paragraph">
      <style:paragraph-properties style:vertical-align="auto" fo:margin-bottom="0in" fo:line-height="100%" fo:margin-left="0.2958in">
        <style:tab-stops/>
      </style:paragraph-properties>
      <style:text-properties fo:hyphenate="true"/>
    </style:style>
    <style:style style:name="T30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0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0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0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0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1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1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1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1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1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1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 style:language-asian="de" style:country-asian="DE"/>
    </style:style>
    <style:style style:name="T31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1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1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1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2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 style:language-asian="de" style:country-asian="DE"/>
    </style:style>
    <style:style style:name="T32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2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2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2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2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2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2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2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2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3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3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3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3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3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3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3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3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3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3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4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4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42" style:parent-style-name="Standard" style:family="paragraph">
      <style:paragraph-properties style:vertical-align="auto" fo:margin-bottom="0in" fo:line-height="100%"/>
      <style:text-properties fo:hyphenate="true"/>
    </style:style>
    <style:style style:name="T34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4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4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4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4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4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4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50" style:parent-style-name="Standard" style:family="paragraph">
      <style:paragraph-properties style:vertical-align="auto" fo:margin-bottom="0in" fo:line-height="100%"/>
      <style:text-properties fo:hyphenate="true"/>
    </style:style>
    <style:style style:name="T35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5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5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5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5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5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5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5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5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6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6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6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6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6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65" style:parent-style-name="Standard" style:family="paragraph">
      <style:paragraph-properties style:vertical-align="auto" fo:margin-bottom="0in" fo:line-height="100%"/>
      <style:text-properties fo:hyphenate="true"/>
    </style:style>
    <style:style style:name="T36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6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6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6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7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7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72" style:parent-style-name="Standard" style:family="paragraph">
      <style:paragraph-properties style:vertical-align="auto" fo:margin-bottom="0in" fo:line-height="100%"/>
      <style:text-properties fo:hyphenate="true"/>
    </style:style>
    <style:style style:name="T37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7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7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7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7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7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379" style:parent-style-name="Listenabsatz" style:list-style-name="LFO4" style:family="paragraph">
      <style:paragraph-properties style:vertical-align="auto" fo:margin-bottom="0in" fo:line-height="100%"/>
      <style:text-properties fo:hyphenate="true"/>
    </style:style>
    <style:style style:name="T38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8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8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8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8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8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8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8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8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8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9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9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9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9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9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9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9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9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39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39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400" style:parent-style-name="Listenabsatz" style:list-style-name="LFO4" style:family="paragraph">
      <style:paragraph-properties style:vertical-align="auto" fo:margin-top="0.0694in" fo:margin-bottom="0.0694in" fo:line-height="100%"/>
      <style:text-properties fo:hyphenate="true"/>
    </style:style>
    <style:style style:name="T40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0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0000FF" style:letter-kerning="false" fo:font-size="14pt" style:font-size-asian="14pt" style:font-size-complex="14pt" style:text-underline-type="single" style:text-underline-style="solid" style:text-underline-width="auto" style:text-underline-mode="continuous" style:language-asian="de" style:country-asian="DE"/>
    </style:style>
    <style:style style:name="T40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0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0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0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0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0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0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1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11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1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13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1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1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16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17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18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T419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style:language-asian="de" style:country-asian="DE"/>
    </style:style>
    <style:style style:name="T420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  <style:style style:name="P421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422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2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42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425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426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42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2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2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3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31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43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3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3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35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3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3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3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39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440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4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4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4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4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4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46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4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48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44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51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53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55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45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5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5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6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6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6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6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64" style:parent-style-name="Standard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 fo:hyphenate="true"/>
    </style:style>
    <style:style style:name="P465" style:parent-style-name="Standard" style:list-style-name="LFO1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 fo:hyphenate="true"/>
    </style:style>
    <style:style style:name="P466" style:parent-style-name="Standard" style:family="paragraph">
      <style:paragraph-properties style:vertical-align="auto" fo:margin-top="0.0694in" fo:margin-bottom="0.0694in" fo:line-height="100%"/>
      <style:text-properties fo:hyphenate="true"/>
    </style:style>
    <style:style style:name="T467" style:parent-style-name="HTMLCode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68" style:parent-style-name="HTMLCode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69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70" style:parent-style-name="HTMLCode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71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72" style:parent-style-name="HTMLCode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73" style:parent-style-name="Standard" style:family="paragraph">
      <style:paragraph-properties style:vertical-align="auto" fo:margin-top="0.0694in" fo:margin-bottom="0.0694in" fo:line-height="100%"/>
      <style:text-properties fo:hyphenate="true"/>
    </style:style>
    <style:style style:name="T474" style:parent-style-name="HTMLCode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75" style:parent-style-name="HTMLCode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76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77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78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79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0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1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82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3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4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85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6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487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488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489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490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491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492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493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94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495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496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497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98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99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00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01" style:parent-style-name="HTMLCod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02" style:parent-style-name="Absatz-Standardschriftart" style:family="text">
      <style:text-properties style:font-name="Calibri"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P503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50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05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506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07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P508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09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10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/>
    </style:style>
    <style:style style:name="T511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 fo:language="ru" fo:country="RU"/>
    </style:style>
    <style:style style:name="T512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/>
    </style:style>
    <style:style style:name="T513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 fo:language="ru" fo:country="RU"/>
    </style:style>
    <style:style style:name="T514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/>
    </style:style>
    <style:style style:name="T515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 fo:language="ru" fo:country="RU"/>
    </style:style>
    <style:style style:name="T516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17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/>
    </style:style>
    <style:style style:name="T518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19" style:parent-style-name="notion-enable-hover" style:family="text">
      <style:text-properties style:font-name="Calibri" style:font-name-complex="Calibri" fo:font-weight="bold" style:font-weight-asian="bold" style:font-weight-complex="bold" fo:color="#EB5757" fo:font-size="14pt" style:font-size-asian="14pt" style:font-size-complex="14pt"/>
    </style:style>
    <style:style style:name="T520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21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522" style:parent-style-name="Standard" style:list-style-name="LFO1" style:family="paragraph">
      <style:paragraph-properties style:vertical-align="auto" fo:margin-top="0.0694in" fo:margin-bottom="0.0694in" fo:line-height="100%"/>
      <style:text-properties fo:hyphenate="true"/>
    </style:style>
    <style:style style:name="T523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24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style:language-asian="de" style:country-asian="DE"/>
    </style:style>
    <style:style style:name="T525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26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T527" style:parent-style-name="Absatz-Standardschriftart" style:family="text">
      <style:text-properties style:font-name="Calibri" style:font-name-asian="Times New Roman" style:font-name-complex="Calibri" style:letter-kerning="false" fo:font-size="14pt" style:font-size-asian="14pt" style:font-size-complex="14pt" fo:language="ru" fo:country="RU" style:language-asian="de" style:country-asian="DE"/>
    </style:style>
    <style:style style:name="P528" style:parent-style-name="Standard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29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fo:language="ru" fo:country="RU"/>
    </style:style>
    <style:style style:name="T530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T531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fo:language="ru" fo:country="RU"/>
    </style:style>
    <style:style style:name="T532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T533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fo:language="ru" fo:country="RU"/>
    </style:style>
    <style:style style:name="T534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T535" style:parent-style-name="Absatz-Standardschriftart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fo:language="ru" fo:country="RU"/>
    </style:style>
    <style:style style:name="T536" style:parent-style-name="Absatz-Standardschriftart" style:family="text">
      <style:text-properties style:font-name="Helvetica" fo:color="#000000" fo:font-size="13.5pt" style:font-size-asian="13.5pt" style:font-size-complex="13.5pt" fo:background-color="#FFFFFF" fo:language="ru" fo:country="RU"/>
    </style:style>
    <style:style style:name="P537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style:letter-kerning="false" fo:font-size="14pt" style:font-size-asian="14pt" style:font-size-complex="14pt" fo:language="ru" fo:country="RU" style:language-asian="de" style:country-asian="DE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Для чего служат формы? –</text:span><text:span text:style-name="T3"><text:s/>служат для сбора/обработки данных, получаемых от пользователя и дальнейшей их отправки на сервер<text:s/></text:span></text:p>
        </text:list-item>
      </text:list>
      <text:p text:style-name="P4"/>
      <text:list text:style-name="LFO1" text:continue-numbering="true">
        <text:list-item>
          <text:p text:style-name="P5"><text:span text:style-name="T6">Каким типом задаётся поле ввода в форме текста? –<text:s/></text:span><text:span text:style-name="T7">поле ввода задается с помощью тега &lt;</text:span><text:span text:style-name="T8">input</text:span><text:span text:style-name="T9">&gt; (если это было в вопросе)</text:span></text:p>
        </text:list-item>
      </text:list>
      <text:p text:style-name="P10"/>
      <text:list text:style-name="LFO1" text:continue-numbering="true">
        <text:list-item>
          <text:p text:style-name="P11"><text:span text:style-name="T12">Какими способами можно обратиться к элементу формы? –<text:s/></text:span><text:span text:style-name="T13">с помощью индекса<text:s/></text:span><text:span text:style-name="T14">document</text:span><text:span text:style-name="T15">.</text:span><text:span text:style-name="T16">forms</text:span><text:span text:style-name="T17">[0], но это ненадежно. Лучше обратиться<text:s/></text:span><text:span text:style-name="T18">через атрибут формы</text:span><text:span text:style-name="T19"> </text:span><text:span text:style-name="T20">name</text:span><text:span text:style-name="T21"><text:s/></text:span><text:span text:style-name="T22">-<text:s/></text:span><text:span text:style-name="T23">document</text:span><text:span text:style-name="T24">.</text:span><text:span text:style-name="T25">forms</text:span><text:span text:style-name="T26">.</text:span><text:span text:style-name="T27">elements</text:span><text:span text:style-name="T28">;</text:span></text:p>
        </text:list-item>
      </text:list>
      <text:p text:style-name="P29"/>
      <text:list text:style-name="LFO1" text:continue-numbering="true">
        <text:list-item>
          <text:p text:style-name="P30"><text:span text:style-name="T31">Что такое событие<text:s/></text:span><text:span text:style-name="T32">submit</text:span><text:span text:style-name="T33"><text:s/>для формы и как его можно использовать?</text:span><text:span text:style-name="T34"><text:s/>-<text:s/></text:span><text:span text:style-name="T35">событие<text:s/></text:span><text:span text:style-name="T36">submit</text:span><text:span text:style-name="T37"><text:s/></text:span><text:span text:style-name="T38">служит для отправки формы на сервер. Кроме этого оно перезагружает страницу.</text:span></text:p>
        </text:list-item>
      </text:list>
      <text:p text:style-name="P39"/>
      <text:list text:style-name="LFO1" text:continue-numbering="true">
        <text:list-item>
          <text:p text:style-name="P40"><text:span text:style-name="T41">Восстановить значения умолчания в полях формы можно только по кнопке<text:s/></text:span><text:span text:style-name="T42">reset</text:span><text:span text:style-name="T43">?</text:span><text:span text:style-name="T44"><text:s/>– <text:s/></text:span><text:span text:style-name="T45">с помощью</text:span><text:span text:style-name="T46"><text:s/></text:span><text:span text:style-name="T47">метод</text:span><text:span text:style-name="T48">а</text:span><text:span text:style-name="T49"> </text:span><text:span text:style-name="T50">reset</text:span></text:p>
        </text:list-item>
      </text:list>
      <text:p text:style-name="P51"/>
      <text:list text:style-name="LFO1" text:continue-numbering="true">
        <text:list-item>
          <text:p text:style-name="P52"><text:span text:style-name="T53">Каким способом можно отправить данные из формы на сервер?</text:span><text:span text:style-name="T54"><text:s/>–<text:s/></text:span><text:span text:style-name="T55">с помощью события «</text:span><text:span text:style-name="T56">submit</text:span><text:span text:style-name="T57">»</text:span><text:span text:style-name="T58">,</text:span><text:span text:style-name="T59"><text:s/>методами</text:span><text:span text:style-name="T60"><text:s/></text:span><text:span text:style-name="T61">“</text:span><text:span text:style-name="T62">click</text:span><text:span text:style-name="T63">”<text:s/></text:span><text:span text:style-name="T64">кнопки</text:span><text:span text:style-name="T65"><text:s/></text:span><text:span text:style-name="T66">отправки,<text:s/></text:span><text:span text:style-name="T67">«</text:span><text:span text:style-name="T68">GET</text:span><text:span text:style-name="T69">» и<text:s/></text:span><text:span text:style-name="T70"><text:s/></text:span><text:span text:style-name="T71">«</text:span><text:span text:style-name="T72">POST</text:span><text:span text:style-name="T73">»</text:span><text:span text:style-name="T74">,<text:s/></text:span><text:span text:style-name="T75">нажать кнопку отправки.</text:span><text:span text:style-name="T76">формы на сервер можно передать двумя методами —</text:span><text:span text:style-name="T77"> GET</text:span><text:span text:style-name="T78"><text:s/></text:span><text:span text:style-name="T79">POST</text:span><text:span text:style-name="T80"><text:s/>Данные с формы на серможнсервер можно передать двумя методами —</text:span><text:span text:style-name="T81"> GET</text:span><text:span text:style-name="T82"><text:s/></text:span><text:span text:style-name="T83">POS</text:span></text:p>
        </text:list-item>
        <text:list-item>
          <text:p text:style-name="P84"><text:span text:style-name="T85">Как можно полностью перехватить и обработать<text:s/></text:span><text:span text:style-name="T86">js</text:span><text:span text:style-name="T87">-функцией событие<text:s/></text:span><text:span text:style-name="T88">submit</text:span><text:span text:style-name="T89"><text:s/>(отправку данных на сервер)?</text:span><text:span text:style-name="T90"><text:s/>–<text:s/></text:span><text:span text:style-name="T91">использовать<text:s/></text:span><text:span text:style-name="T92">evt</text:span><text:span text:style-name="T93">.</text:span><text:span text:style-name="T94">preventDefault</text:span><text:span text:style-name="T95">()</text:span></text:p>
        </text:list-item>
      </text:list>
      <text:p text:style-name="P96"/>
      <text:list text:style-name="LFO1" text:continue-numbering="true">
        <text:list-item>
          <text:p text:style-name="P97"><text:span text:style-name="T98">Какие есть недостатки у стандартного способа задания валидации через<text:s/></text:span><text:span text:style-name="T99">HTML</text:span><text:span text:style-name="T100">5?</text:span><text:span text:style-name="T101"><text:s/></text:span><text:span text:style-name="T102">–</text:span><text:span text:style-name="T103"><text:s/></text:span><text:span text:style-name="T104">осуществляется проверка только стандартных ошибок, факт заполнения полей формы, но не корректность введенных данных.</text:span><text:span text:style-name="T105"><text:s/></text:span><text:span text:style-name="T106">В</text:span><text:span text:style-name="T107">алидаци</text:span><text:span text:style-name="T108">я</text:span><text:span text:style-name="T109"><text:s/></text:span><text:span text:style-name="T110">не настолько настраиваема, как валидация с помощью<text:s/></text:span><text:span text:style-name="T111">JavaScript</text:span><text:span text:style-name="T112">.</text:span><text:span text:style-name="T113"><text:s/></text:span><text:span text:style-name="T114">Если нужно управлять внешним видом встроенных сообщений об ошибке или работать с устаревшими браузерами, которые не поддерживают встроенную валидацию форм<text:s/></text:span><text:span text:style-name="T115">HTML</text:span><text:span text:style-name="T116">, следует использовать<text:s/></text:span><text:span text:style-name="T117">JavaScript</text:span><text:span text:style-name="T118">.</text:span></text:p>
        </text:list-item>
      </text:list>
      <text:p text:style-name="P119"/>
      <text:list text:style-name="LFO1" text:continue-numbering="true">
        <text:list-item>
          <text:p text:style-name="P120"><text:span text:style-name="T121">Какие свойства доступны в объекте<text:s/></text:span><text:span text:style-name="T122">validity</text:span><text:span text:style-name="T123"><text:s/>для проверки валидности элемента формы?</text:span><text:span text:style-name="T124"><text:s/>–<text:s/></text:span></text:p>
        </text:list-item>
      </text:list>
      <text:p text:style-name="P125"><text:span text:style-name="T126">Если свойство возвращает</text:span><text:span text:style-name="T127"> true</text:span><text:span text:style-name="T128">, значит оно отражает причину, по которой значение не прошло валидацию. Ис</text:span><text:span text:style-name="T129">к</text:span><text:span text:style-name="T130">лючением является лишь свойство</text:span><text:span text:style-name="T131"> valid</text:span><text:span text:style-name="T132">, которое возвращает</text:span><text:span text:style-name="T133"> true</text:span><text:span text:style-name="T134">, когда значение элемента соответствует всем ограничениям.</text:span></text:p>
      <text:p text:style-name="P135"><text:span text:style-name="T136">-<text:s/></text:span><text:a office:title="badInput" xlink:href="https://developer.mozilla.org/ru/docs/Web/API/ValidityState/badInput" office:target-frame-name="_top" xlink:show="replace"><text:span text:style-name="T137">badInput</text:span></text:a><text:span text:style-name="T138"><text:s/>:</text:span><text:span text:style-name="T139"> </text:span><text:span text:style-name="T140">tr</text:span><text:span text:style-name="T141">ue</text:span><text:span text:style-name="T142">, если пользователь ввёл значение, которое браузер не может преобразовать.</text:span></text:p>
      <text:p text:style-name="P143"><text:span text:style-name="T144">-<text:s/></text:span><text:a xlink:href="https://developer.mozilla.org/ru/docs/Web/API/ValidityState#customerror" office:target-frame-name="_top" xlink:show="replace"><text:span text:style-name="T145">customError</text:span></text:a><text:span text:style-name="T146"> </text:span><text:span text:style-name="T147">:</text:span><text:span text:style-name="T148"><text:s/>указывающий, было ли установлено кастомное сообщение валидации путём вызова метода</text:span><text:span text:style-name="T149"> </text:span><text:a office:title="Currently only available in English (US)" xlink:href="https://developer.mozilla.org/en-US/docs/Web/API/HTMLObjectElement/setCustomValidity" office:target-frame-name="_top" xlink:show="replace"><text:span text:style-name="T150">setCustomValidity</text:span><text:span text:style-name="T151">()</text:span></text:a><text:span text:style-name="T152"><text:s/></text:span><text:span text:style-name="T153">с непустой строкой в аргументе.</text:span></text:p>
      <text:p text:style-name="P154"><text:span text:style-name="T155">-<text:s/></text:span><text:a office:title="patternMismatch" xlink:href="https://developer.mozilla.org/ru/docs/Web/API/ValidityState/patternMismatch" office:target-frame-name="_top" xlink:show="replace"><text:span text:style-name="T156">patternMismatch</text:span></text:a><text:span text:style-name="T157"> </text:span><text:span text:style-name="T158">:<text:s/></text:span><text:span text:style-name="T159">true</text:span><text:span text:style-name="T160">, если значение не соответствует шаблону, указанному в атрибуте</text:span><text:span text:style-name="T161"> </text:span><text:a xlink:href="https://developer.mozilla.org/ru/docs/Web/HTML/Element/input#pattern" office:target-frame-name="_top" xlink:show="replace"><text:span text:style-name="T162">pattern</text:span></text:a><text:span text:style-name="T163">;</text:span><text:span text:style-name="T164"><text:s/></text:span><text:span text:style-name="T165"> false</text:span><text:span text:style-name="T166">, если значение соответствует этому шаблону. Если</text:span><text:span text:style-name="T167"> true</text:span><text:span text:style-name="T168">, элемент соответствует<text:s/></text:span><text:span text:style-name="T169">CSS</text:span><text:span text:style-name="T170">-</text:span><text:span text:style-name="T171">псевдоклассу</text:span><text:span text:style-name="T172"> </text:span><text:a xlink:href="https://developer.mozilla.org/ru/docs/Web/CSS/:invalid" office:target-frame-name="_top" xlink:show="replace"><text:span text:style-name="T173">:</text:span><text:span text:style-name="T174"><text:s/></text:span><text:span text:style-name="T175">invalid</text:span></text:a><text:span text:style-name="T176">.</text:span></text:p>
      <text:p text:style-name="P177"><text:span text:style-name="T178">-<text:s/></text:span><text:a office:title="rangeOverflow" xlink:href="https://developer.mozilla.org/ru/docs/Web/API/ValidityState/rangeOverflow" office:target-frame-name="_top" xlink:show="replace"><text:span text:style-name="T179">rangeOverflow</text:span></text:a><text:span text:style-name="T180"> </text:span><text:span text:style-name="T181">:</text:span><text:span text:style-name="T182"> true</text:span><text:span text:style-name="T183">, если значение больше максимума, заданного в атрибуте</text:span><text:span text:style-name="T184"> </text:span><text:a xlink:href="https://developer.mozilla.org/ru/docs/Web/HTML/Element/input#max" office:target-frame-name="_top" xlink:show="replace"><text:span text:style-name="T185">max</text:span></text:a><text:span text:style-name="T186">;<text:s/></text:span><text:span text:style-name="T187"> false</text:span><text:span text:style-name="T188">, если значение меньше или равно ему. Если</text:span><text:span text:style-name="T189"> true</text:span><text:span text:style-name="T190">, элемент соответствует<text:s/></text:span><text:span text:style-name="T191">CSS</text:span><text:span text:style-name="T192">-псевдоклассам</text:span><text:span text:style-name="T193"> </text:span><text:a xlink:href="https://developer.mozilla.org/ru/docs/Web/CSS/:invalid" office:target-frame-name="_top" xlink:show="replace"><text:span text:style-name="T194">:</text:span><text:span text:style-name="T195">invalid</text:span></text:a><text:span text:style-name="T196"> </text:span><text:span text:style-name="T197">и</text:span><text:span text:style-name="T198"> </text:span><text:a xlink:href="https://developer.mozilla.org/ru/docs/Web/CSS/:out-of-range" office:target-frame-name="_top" xlink:show="replace"><text:span text:style-name="T199">:</text:span><text:span text:style-name="T200">out</text:span><text:span text:style-name="T201">-</text:span><text:span text:style-name="T202">of</text:span><text:span text:style-name="T203">-</text:span><text:span text:style-name="T204">range</text:span></text:a><text:span text:style-name="T205">.</text:span></text:p>
      <text:p text:style-name="P206"><text:span text:style-name="T207">-<text:s/></text:span><text:a office:title="rangeUnderflow" xlink:href="https://developer.mozilla.org/ru/docs/Web/API/ValidityState/rangeUnderflow" office:target-frame-name="_top" xlink:show="replace"><text:span text:style-name="T208">rangeUnderflow</text:span></text:a><text:span text:style-name="T209"> </text:span><text:span text:style-name="T210">:</text:span><text:span text:style-name="T211"> true</text:span><text:span text:style-name="T212">, если значение меньше минимума, заданного в атрибуте</text:span><text:span text:style-name="T213"> </text:span><text:a xlink:href="https://developer.mozilla.org/ru/docs/Web/HTML/Element/input#min" office:target-frame-name="_top" xlink:show="replace"><text:span text:style-name="T214">min</text:span></text:a><text:span text:style-name="T215">;<text:s/></text:span><text:span text:style-name="T216"> false</text:span><text:span text:style-name="T217">, если значение больше или равно ему. Если</text:span><text:span text:style-name="T218"> true</text:span><text:span text:style-name="T219">, элемент соответствует<text:s/></text:span><text:span text:style-name="T220">CSS</text:span><text:span text:style-name="T221">-псевдоклассам</text:span><text:span text:style-name="T222"> </text:span><text:a xlink:href="https://developer.mozilla.org/ru/docs/Web/CSS/:invalid" office:target-frame-name="_top" xlink:show="replace"><text:span text:style-name="T223">:</text:span><text:span text:style-name="T224">invalid</text:span></text:a><text:span text:style-name="T225"> </text:span><text:span text:style-name="T226">и</text:span><text:span text:style-name="T227"> </text:span><text:a xlink:href="https://developer.mozilla.org/ru/docs/Web/CSS/:out-of-range" office:target-frame-name="_top" xlink:show="replace"><text:span text:style-name="T228">:</text:span><text:span text:style-name="T229">out</text:span><text:span text:style-name="T230">-</text:span><text:span text:style-name="T231">of</text:span><text:span text:style-name="T232">-</text:span><text:span text:style-name="T233">range</text:span></text:a><text:span text:style-name="T234">.</text:span></text:p>
      <text:p text:style-name="P235"><text:span text:style-name="T236">-<text:s/></text:span><text:a office:title="stepMismatch" xlink:href="https://developer.mozilla.org/ru/docs/Web/API/ValidityState/stepMismatch" office:target-frame-name="_top" xlink:show="replace"><text:span text:style-name="T237">stepMismatch</text:span></text:a><text:span text:style-name="T238"> </text:span><text:span text:style-name="T239">:</text:span><text:span text:style-name="T240"> true</text:span><text:span text:style-name="T241">, если значение не соответствует правилам, заданным в атрибуте</text:span><text:span text:style-name="T242"> </text:span><text:a xlink:href="https://developer.mozilla.org/ru/docs/Web/HTML/Element/input#step" office:target-frame-name="_top" xlink:show="replace"><text:span text:style-name="T243">step</text:span></text:a><text:span text:style-name="T244"> </text:span><text:span text:style-name="T245">(то есть, не делится без остатка на значение шага)</text:span><text:span text:style-name="T246">;<text:s/></text:span><text:span text:style-name="T247"> false</text:span><text:span text:style-name="T248">, если соответствует этим правилам. Если</text:span><text:span text:style-name="T249"> true</text:span><text:span text:style-name="T250">, элемент соответствует<text:s/></text:span><text:span text:style-name="T251">CSS</text:span><text:span text:style-name="T252">-псевдоклассам</text:span><text:span text:style-name="T253"> </text:span><text:a xlink:href="https://developer.mozilla.org/ru/docs/Web/CSS/:invalid" office:target-frame-name="_top" xlink:show="replace"><text:span text:style-name="T254">:</text:span><text:span text:style-name="T255">invalid</text:span></text:a><text:span text:style-name="T256"> </text:span><text:span text:style-name="T257">и</text:span><text:span text:style-name="T258"> </text:span><text:a xlink:href="https://developer.mozilla.org/ru/docs/Web/CSS/:out-of-range" office:target-frame-name="_top" xlink:show="replace"><text:span text:style-name="T259">:</text:span><text:span text:style-name="T260">out</text:span><text:span text:style-name="T261">-</text:span><text:span text:style-name="T262">of</text:span><text:span text:style-name="T263">-</text:span><text:span text:style-name="T264">range</text:span></text:a><text:span text:style-name="T265">.</text:span></text:p>
      <text:p text:style-name="P266"><text:span text:style-name="T267">-<text:s/></text:span><text:a office:title="tooLong" xlink:href="https://developer.mozilla.org/ru/docs/Web/API/ValidityState/tooLong" office:target-frame-name="_top" xlink:show="replace"><text:span text:style-name="T268">tooLong</text:span></text:a><text:span text:style-name="T269"> </text:span><text:span text:style-name="T270">:</text:span><text:span text:style-name="T271"> true</text:span><text:span text:style-name="T272">, если значение превышает лимит, указанный в атрибуте</text:span><text:span text:style-name="T273"> maxlength </text:span><text:span text:style-name="T274">объектов</text:span><text:span text:style-name="T275"> </text:span><text:a office:title="Currently only available in English (US)" xlink:href="https://developer.mozilla.org/en-US/docs/Web/API/HTMLInputElement" office:target-frame-name="_top" xlink:show="replace"><text:span text:style-name="T276">HTMLInputElement</text:span><text:span text:style-name="T277"> </text:span></text:a><text:span text:style-name="T278">или</text:span><text:span text:style-name="T279"> </text:span><text:a office:title="Currently only available in English (US)" xlink:href="https://developer.mozilla.org/en-US/docs/Web/API/HTMLTextAreaElement" office:target-frame-name="_top" xlink:show="replace"><text:span text:style-name="T280">HTMLTextAreaElement</text:span><text:span text:style-name="T281"> </text:span></text:a><text:span text:style-name="T282">;<text:s/></text:span><text:span text:style-name="T283"> false</text:span><text:span text:style-name="T284">, если длина меньше или равна максимальной длине.</text:span><text:span text:style-name="T285"> </text:span><text:span text:style-name="T286">Если</text:span><text:span text:style-name="T287"> true</text:span><text:span text:style-name="T288">, элемент соответствует<text:s/></text:span><text:span text:style-name="T289">CSS</text:span><text:span text:style-name="T290">-севдоклассам</text:span><text:span text:style-name="T291"> </text:span><text:a xlink:href="https://developer.mozilla.org/ru/docs/Web/CSS/:invalid" office:target-frame-name="_top" xlink:show="replace"><text:span text:style-name="T292">:</text:span><text:span text:style-name="T293">invalid</text:span></text:a><text:span text:style-name="T294"> </text:span><text:span text:style-name="T295">и</text:span><text:span text:style-name="T296"> </text:span><text:a xlink:href="https://developer.mozilla.org/ru/docs/Web/CSS/:out-of-range" office:target-frame-name="_top" xlink:show="replace"><text:span text:style-name="T297">:</text:span><text:span text:style-name="T298">out</text:span><text:span text:style-name="T299">-</text:span><text:span text:style-name="T300">of</text:span><text:span text:style-name="T301">-</text:span><text:span text:style-name="T302">range</text:span></text:a><text:span text:style-name="T303">.</text:span></text:p>
      <text:p text:style-name="P304"><text:span text:style-name="T305">-<text:s/></text:span><text:a office:title="tooShort" xlink:href="https://developer.mozilla.org/ru/docs/Web/API/ValidityState/tooShort" office:target-frame-name="_top" xlink:show="replace"><text:span text:style-name="T306">tooShort</text:span></text:a><text:span text:style-name="T307"> </text:span><text:span text:style-name="T308">:</text:span><text:span text:style-name="T309"> true</text:span><text:span text:style-name="T310">, если длина значения не достигает минимума, указанного в атрибуте</text:span><text:span text:style-name="T311"> minlength </text:span><text:span text:style-name="T312">объектов</text:span><text:span text:style-name="T313"> </text:span><text:a office:title="Currently only available in English (US)" xlink:href="https://developer.mozilla.org/en-US/docs/Web/API/HTMLInputElement" office:target-frame-name="_top" xlink:show="replace"><text:span text:style-name="T314">HTMLInputElement</text:span><text:span text:style-name="T315"> </text:span></text:a><text:span text:style-name="T316">и</text:span><text:span text:style-name="T317"><text:s/>или</text:span><text:span text:style-name="T318"> </text:span><text:a office:title="Currently only available in English (US)" xlink:href="https://developer.mozilla.org/en-US/docs/Web/API/HTMLTextAreaElement" office:target-frame-name="_top" xlink:show="replace"><text:span text:style-name="T319">HTMLTextAreaElement</text:span><text:span text:style-name="T320"> </text:span></text:a><text:span text:style-name="T321"> </text:span><text:a office:title="Currently only available in English (US)" xlink:href="https://developer.mozilla.org/en-US/docs/Web/API/HTMLTextAreaElement" office:target-frame-name="_top" xlink:show="replace"><text:span text:style-name="T322">;</text:span></text:a><text:span text:style-name="T323"> false</text:span><text:span text:style-name="T324">, если длина больше или равна ему. Если</text:span><text:span text:style-name="T325"> true</text:span><text:span text:style-name="T326">, элемент соответствует<text:s/></text:span><text:span text:style-name="T327">CSS</text:span><text:span text:style-name="T328">-псевдоклассам</text:span><text:span text:style-name="T329"> </text:span><text:a xlink:href="https://developer.mozilla.org/ru/docs/Web/CSS/:invalid" office:target-frame-name="_top" xlink:show="replace"><text:span text:style-name="T330">:</text:span><text:span text:style-name="T331">invalid</text:span></text:a><text:span text:style-name="T332"> </text:span><text:span text:style-name="T333">и</text:span><text:span text:style-name="T334"> </text:span><text:a xlink:href="https://developer.mozilla.org/ru/docs/Web/CSS/:out-of-range" office:target-frame-name="_top" xlink:show="replace"><text:span text:style-name="T335">:</text:span><text:span text:style-name="T336">out</text:span><text:span text:style-name="T337">-</text:span><text:span text:style-name="T338">of</text:span><text:span text:style-name="T339">-</text:span><text:span text:style-name="T340">range</text:span></text:a><text:span text:style-name="T341">.</text:span></text:p>
      <text:p text:style-name="P342"><text:span text:style-name="T343"><text:s text:c="6"/>-<text:s/></text:span><text:a office:title="typeMismatch" xlink:href="https://developer.mozilla.org/ru/docs/Web/API/ValidityState/typeMismatch" office:target-frame-name="_top" xlink:show="replace"><text:span text:style-name="T344">typeMismatch</text:span></text:a><text:span text:style-name="T345"> </text:span><text:span text:style-name="T346">:</text:span><text:span text:style-name="T347"> true</text:span><text:span text:style-name="T348">, если значение не соответствует требуемому<text:s/></text:span><text:span text:style-name="T349"><text:s text:c="2"/></text:span></text:p>
      <text:p text:style-name="P350"><text:span text:style-name="T351"><text:s text:c="7"/></text:span><text:span text:style-name="T352">синтаксису (когда для</text:span><text:span text:style-name="T353"> </text:span><text:a xlink:href="https://developer.mozilla.org/ru/docs/Web/HTML/Element/input#type" office:target-frame-name="_top" xlink:show="replace"><text:span text:style-name="T354">type</text:span></text:a><text:span text:style-name="T355"> </text:span><text:span text:style-name="T356">задано значение</text:span><text:span text:style-name="T357"> email </text:span><text:span text:style-name="T358">или</text:span><text:span text:style-name="T359"> url</text:span><text:span text:style-name="T360">)</text:span><text:span text:style-name="T361">;<text:s/></text:span><text:span text:style-name="T362"> false</text:span><text:span text:style-name="T363">, если<text:s/></text:span><text:span text:style-name="T364"><text:s text:c="8"/></text:span></text:p>
      <text:p text:style-name="P365"><text:span text:style-name="T366"><text:s text:c="7"/></text:span><text:span text:style-name="T367">синтаксис корректный. Если</text:span><text:span text:style-name="T368"> true</text:span><text:span text:style-name="T369">, элемент соответствует<text:s/></text:span><text:span text:style-name="T370">CSS</text:span><text:span text:style-name="T371"><text:s/>- <text:s text:c="3"/></text:span></text:p>
      <text:soft-page-break/>
      <text:p text:style-name="P372"><text:span text:style-name="T373"><text:s text:c="7"/></text:span><text:span text:style-name="T374">псевдоклассу</text:span><text:span text:style-name="T375"> </text:span><text:a xlink:href="https://developer.mozilla.org/ru/docs/Web/CSS/:invalid" office:target-frame-name="_top" xlink:show="replace"><text:span text:style-name="T376">:</text:span><text:span text:style-name="T377">invalid</text:span></text:a><text:span text:style-name="T378">.</text:span></text:p>
      <text:list text:style-name="LFO4" text:continue-numbering="true">
        <text:list-item>
          <text:p text:style-name="P379"><text:a xlink:href="https://developer.mozilla.org/ru/docs/Web/API/ValidityState#valid" office:target-frame-name="_top" xlink:show="replace"><text:span text:style-name="T380">valid</text:span></text:a><text:span text:style-name="T381"> </text:span><text:span text:style-name="T382">:</text:span><text:span text:style-name="T383"> true</text:span><text:span text:style-name="T384">, если элемент соответствует всем ограничениям валидации и, следовательно, считается валидным</text:span><text:span text:style-name="T385">;<text:s/></text:span><text:span text:style-name="T386"> false</text:span><text:span text:style-name="T387">, если не соответствует любому ограничению. Если</text:span><text:span text:style-name="T388"> true</text:span><text:span text:style-name="T389">, элемент соответствует<text:s/></text:span><text:span text:style-name="T390">CSS</text:span><text:span text:style-name="T391">-псевдоклассу</text:span><text:span text:style-name="T392"> </text:span><text:a xlink:href="https://developer.mozilla.org/ru/docs/Web/CSS/:valid" office:target-frame-name="_top" xlink:show="replace"><text:span text:style-name="T393">:</text:span><text:span text:style-name="T394">valid</text:span></text:a><text:span text:style-name="T395">; иначе — псевдоклассу</text:span><text:span text:style-name="T396"> </text:span><text:a xlink:href="https://developer.mozilla.org/ru/docs/Web/CSS/:invalid" office:target-frame-name="_top" xlink:show="replace"><text:span text:style-name="T397">:</text:span><text:span text:style-name="T398">invalid</text:span></text:a><text:span text:style-name="T399">.</text:span></text:p>
        </text:list-item>
        <text:list-item>
          <text:p text:style-name="P400"><text:a office:title="Currently only available in English (US)" xlink:href="https://developer.mozilla.org/en-US/docs/Web/API/ValidityState/valueMissing" office:target-frame-name="_top" xlink:show="replace"><text:span text:style-name="T401">valueMissing</text:span><text:span text:style-name="T402"> </text:span></text:a><text:span text:style-name="T403">:</text:span><text:span text:style-name="T404"> true</text:span><text:span text:style-name="T405">, если у элемента есть атрибут</text:span><text:span text:style-name="T406"> </text:span><text:a xlink:href="https://developer.mozilla.org/ru/docs/Web/HTML/Element/input#required" office:target-frame-name="_top" xlink:show="replace"><text:span text:style-name="T407">required</text:span></text:a><text:span text:style-name="T408">, но сам элемент заполнен не был</text:span><text:span text:style-name="T409">;</text:span><text:span text:style-name="T410">lo</text:span><text:span text:style-name="T411"> false</text:span><text:span text:style-name="T412">, если элемент был заполнен. Если</text:span><text:span text:style-name="T413"> true</text:span><text:span text:style-name="T414">, элемент соответствует<text:s/></text:span><text:span text:style-name="T415">CSS</text:span><text:span text:style-name="T416">-псевдоклассу</text:span><text:span text:style-name="T417"> </text:span><text:a xlink:href="https://developer.mozilla.org/ru/docs/Web/CSS/:invalid" office:target-frame-name="_top" xlink:show="replace"><text:span text:style-name="T418">:</text:span><text:span text:style-name="T419">invalid</text:span></text:a><text:span text:style-name="T420">.</text:span></text:p>
        </text:list-item>
      </text:list>
      <text:list text:style-name="LFO1" text:continue-numbering="true">
        <text:list-item>
          <text:p text:style-name="P421"><text:span text:style-name="T422">Как можно проверить, является ли элемент формы валидным с использованием объекта<text:s/></text:span><text:span text:style-name="T423">validity</text:span><text:span text:style-name="T424">?</text:span><text:span text:style-name="T425"><text:s/>– например, так<text:s/></text:span></text:p>
        </text:list-item>
      </text:list>
      <text:p text:style-name="P426"><text:span text:style-name="T427">let</text:span><text:span text:style-name="T428"><text:s/></text:span><text:span text:style-name="T429">errors</text:span><text:span text:style-name="T430"><text:s/>= [];</text:span></text:p>
      <text:p text:style-name="P431"><text:span text:style-name="T432"><text:s/></text:span><text:span text:style-name="T433">function</text:span><text:span text:style-name="T434"><text:s/></text:span><text:span text:style-name="T435">checkValidity</text:span><text:span text:style-name="T436">(</text:span><text:span text:style-name="T437">input</text:span><text:span text:style-name="T438">) {<text:s/></text:span></text:p>
      <text:p text:style-name="P439"><text:span text:style-name="T440">let</text:span><text:span text:style-name="T441"><text:s/></text:span><text:span text:style-name="T442">validity</text:span><text:span text:style-name="T443"><text:s/>=<text:s/></text:span><text:span text:style-name="T444">input</text:span><text:span text:style-name="T445">.</text:span><text:span text:style-name="T446">validity</text:span><text:span text:style-name="T447">;<text:s/></text:span></text:p>
      <text:p text:style-name="P448"><text:span text:style-name="T449">if</text:span><text:span text:style-name="T450"><text:s/>(</text:span><text:span text:style-name="T451">validity</text:span><text:span text:style-name="T452">.</text:span><text:span text:style-name="T453">tooLong</text:span><text:span text:style-name="T454">)</text:span></text:p>
      <text:p text:style-name="P455"><text:span text:style-name="T456"><text:s/>{</text:span><text:span text:style-name="T457">errors</text:span><text:span text:style-name="T458">.</text:span><text:span text:style-name="T459">push</text:span><text:span text:style-name="T460">('</text:span><text:span text:style-name="T461">Превышение максимально допустимого колич</text:span><text:span text:style-name="T462">ества знаков</text:span><text:span text:style-name="T463">'); }</text:span></text:p>
      <text:p text:style-name="P464"/>
      <text:list text:style-name="LFO1" text:continue-numbering="true">
        <text:list-item>
          <text:p text:style-name="P465">Какие флаги могут быть использованы при создании регулярных выражений и какова их роль?<text:s/>–</text:p>
        </text:list-item>
      </text:list>
      <text:p text:style-name="P466"><text:span text:style-name="T467"><text:s text:c="6"/></text:span><text:span text:style-name="T468">i</text:span><text:span text:style-name="T469"><text:s/>- флаг, указывающий на регистронезависимый поиск: нет разницы между<text:s/></text:span><text:span text:style-name="T470">A</text:span><text:span text:style-name="T471"><text:s/>и<text:s/></text:span><text:span text:style-name="T472">a</text:span></text:p>
      <text:p text:style-name="P473"><text:span text:style-name="T474"><text:s text:c="6"/></text:span><text:span text:style-name="T475">g</text:span><text:span text:style-name="T476"><text:s/>- флаг, указывающий на глобальный поиск всех совпадений, без него будет найдено <text:s text:c="8"/>только первое совпадение</text:span></text:p>
      <text:p text:style-name="StandardWeb"><text:span text:style-name="T477"><text:s text:c="6"/></text:span><text:span text:style-name="T478">y</text:span><text:span text:style-name="T479"><text:s/>- режим поиска на конкретной позиции в тексте</text:span></text:p>
      <text:p text:style-name="StandardWeb"><text:span text:style-name="T480"><text:s text:c="6"/></text:span><text:span text:style-name="T481">m</text:span><text:span text:style-name="T482"><text:s/>- многострочный режим</text:span></text:p>
      <text:p text:style-name="StandardWeb"><text:span text:style-name="T483"><text:s text:c="12"/></text:span><text:span text:style-name="T484">u</text:span><text:span text:style-name="T485"><text:s/>-<text:s/></text:span><text:span text:style-name="T486">Включает полную поддержку Юникода. Флаг разрешает корректную обработку суррогатных пар</text:span></text:p>
      <text:p text:style-name="StandardWeb"><text:span text:style-name="T487"><text:s text:c="8"/></text:span><text:span text:style-name="T488">s</text:span><text:span text:style-name="T489"><text:s/>- Включает режим «</text:span><text:span text:style-name="T490">dotall</text:span><text:span text:style-name="T491">», при котором точка</text:span><text:span text:style-name="T492"> </text:span><text:span text:style-name="T493">.</text:span><text:span text:style-name="T494"> </text:span><text:span text:style-name="T495">может соответствовать символу перевода строки</text:span><text:span text:style-name="T496"> </text:span><text:span text:style-name="T497">\</text:span><text:span text:style-name="T498">n</text:span></text:p>
      <text:soft-page-break/>
      <text:p text:style-name="StandardWeb"><text:span text:style-name="T499"><text:s text:c="5"/></text:span><text:span text:style-name="T500">d</text:span><text:span text:style-name="T501"><text:s/>-<text:s/></text:span><text:span text:style-name="T502">С этим флагом результат регулярного выражения помещается в массив, который содержит дополнительную информацию о регулярном выражении, например индексы начала и конца подстрок. Этот флаг не меняет поведение регулярного выражения, а лишь предоставляет дополнительную информацию.</text:span></text:p>
      <text:list text:style-name="LFO1" text:continue-numbering="true">
        <text:list-item>
          <text:p text:style-name="P503"><text:span text:style-name="T504">Что делает метод<text:s/></text:span><text:span text:style-name="T505">match</text:span><text:span text:style-name="T506">() при работе с регулярными выражениями? Какие аргументы он принимает?</text:span><text:span text:style-name="T507"><text:s/>–</text:span></text:p>
        </text:list-item>
      </text:list>
      <text:p text:style-name="P508"><text:span text:style-name="T509">Метод<text:s/></text:span><text:span text:style-name="T510">str</text:span><text:span text:style-name="T511">.</text:span><text:span text:style-name="T512">match</text:span><text:span text:style-name="T513">(</text:span><text:span text:style-name="T514">regexp</text:span><text:span text:style-name="T515">)</text:span><text:span text:style-name="T516"><text:s/>для строки<text:s/></text:span><text:span text:style-name="T517">str</text:span><text:span text:style-name="T518"><text:s/>возвращает массив совпадений с регулярным выражением<text:s/></text:span><text:span text:style-name="T519">regexp</text:span><text:span text:style-name="T520">.</text:span><text:span text:style-name="T521"><text:s/>Принимает регулярные выражения.</text:span></text:p>
      <text:list text:style-name="LFO1" text:continue-numbering="true">
        <text:list-item>
          <text:p text:style-name="P522"><text:span text:style-name="T523">Что делает метод<text:s/></text:span><text:span text:style-name="T524">test</text:span><text:span text:style-name="T525">() при проверке регулярного выражения на совпадение? Какие значения он воз</text:span><text:span text:style-name="T526">вращает?</text:span><text:span text:style-name="T527"><text:s/>–<text:s/></text:span></text:p>
        </text:list-item>
      </text:list>
      <text:p text:style-name="P528"><text:span text:style-name="T529">Метод<text:s/></text:span><text:span text:style-name="T530">test</text:span><text:span text:style-name="T531">() проверяет, соответствует ли регулярное выражение заданной строке. Метод возвращает<text:s/></text:span><text:span text:style-name="T532">true</text:span><text:span text:style-name="T533">, если строка соответствует регулярному выражению, и<text:s/></text:span><text:span text:style-name="T534">false</text:span><text:span text:style-name="T535">, если не соответствует</text:span><text:span text:style-name="T536">.</text:span></text:p>
      <text:p text:style-name="P5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ubik" svg:font-family="Rubik" style:font-family-generic="roman" svg:panose-1="0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notion-enable-hover" style:display-name="notion-enable-hover" style:family="text" style:parent-style-name="Absatz-Standardschriftart"/>
    <style:style style:name="StandardWeb" style:display-name="Standard (Web)" style:family="paragraph" style:parent-style-name="Standard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de" style:country-asian="DE"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badge" style:display-name="badg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language="ru" fo:country="RU"/>
    </style:style>
    <style:style style:name="WW_CharLFO3LVL1" style:family="text">
      <style:text-properties style:font-name="Calibri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Times New Roma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5-13T15:51:00Z</meta:creation-date>
    <dc:date>2023-12-29T19:29:00Z</dc:date>
    <meta:template xlink:href="Normal" xlink:type="simple"/>
    <meta:editing-cycles>1</meta:editing-cycles>
    <meta:editing-duration>PT0S</meta:editing-duration>
    <meta:document-statistic meta:page-count="4" meta:paragraph-count="18" meta:word-count="1293" meta:character-count="9427" meta:row-count="67" meta:non-whitespace-character-count="8152"/>
  </office:meta>
</office:document-meta>
</file>